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Mono" svg:font-family="'Cascadia Mono'"/>
    <style:font-face style:name="Consolas" svg:font-family="Consolas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5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99.99pt"/>
    </style:style>
    <style:style style:name="co4" style:family="table-column">
      <style:table-column-properties fo:break-before="auto" style:column-width="400pt"/>
    </style:style>
    <style:style style:name="co5" style:family="table-column">
      <style:table-column-properties fo:break-before="auto" style:column-width="191.99pt"/>
    </style:style>
    <style:style style:name="ro3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9" style:family="table-cell" style:parent-style-name="Accent">
      <style:table-cell-properties style:text-align-source="fix" style:repeat-content="false"/>
      <style:paragraph-properties fo:text-align="end" fo:margin-left="0pt"/>
    </style:style>
    <style:style style:name="ce16" style:family="table-cell" style:parent-style-name="Accent">
      <style:table-cell-properties style:text-align-source="value-type" style:repeat-content="false"/>
      <style:paragraph-properties fo:margin-left="0pt"/>
    </style:style>
    <style:style style:name="ce17" style:family="table-cell" style:parent-style-name="Accent">
      <style:table-cell-properties style:text-align-source="fix" style:repeat-content="false"/>
      <style:paragraph-properties fo:text-align="start" fo:margin-left="0pt"/>
    </style:style>
    <style:style style:name="ce18" style:family="table-cell" style:parent-style-name="Accent_20_3">
      <style:table-cell-properties style:text-align-source="fix" style:repeat-content="false"/>
      <style:paragraph-properties fo:text-align="end" fo:margin-left="0pt"/>
    </style:style>
    <style:style style:name="ce22" style:family="table-cell" style:parent-style-name="Default">
      <style:text-properties fo:color="#000000" style:text-outline="false" style:text-line-through-style="none" style:text-line-through-type="none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scadia Mono" style:font-size-asian="9.5pt" style:language-asian="none" style:country-asian="none" style:font-style-asian="normal" style:font-weight-asian="normal" style:font-name-complex="Cascadia Mono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value-type" style:repeat-content="false"/>
      <style:paragraph-properties fo:margin-left="0pt"/>
    </style:style>
    <style:style style:name="ce8" style:family="table-cell" style:parent-style-name="Accent">
      <style:table-cell-properties style:text-align-source="fix" style:repeat-content="false"/>
      <style:paragraph-properties fo:text-align="end" fo:margin-left="0pt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1" style:family="table-cell" style:parent-style-name="Accent">
      <style:table-cell-properties style:text-align-source="value-type" style:repeat-content="false"/>
      <style:paragraph-properties fo:margin-left="0pt"/>
    </style:style>
    <style:style style:name="ce19" style:family="table-cell" style:parent-style-name="Accent">
      <style:table-cell-properties style:text-align-source="fix" style:repeat-content="false"/>
      <style:paragraph-properties fo:text-align="start" fo:margin-left="0pt"/>
    </style:style>
    <style:style style:name="ce20" style:family="table-cell" style:parent-style-name="Accent_20_3">
      <style:table-cell-properties style:text-align-source="fix" style:repeat-content="false"/>
      <style:paragraph-properties fo:text-align="end" fo:margin-left="0pt"/>
    </style:style>
    <style:style style:name="ce24" style:family="table-cell" style:parent-style-name="Default">
      <style:text-properties fo:color="#000000" style:text-outline="false" style:text-line-through-style="none" style:text-line-through-type="none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scadia Mono" style:font-size-asian="9.5pt" style:language-asian="none" style:country-asian="none" style:font-style-asian="normal" style:font-weight-asian="normal" style:font-name-complex="Cascadia Mono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value-type" style:repeat-content="false"/>
      <style:paragraph-properties fo:margin-left="0pt"/>
    </style:style>
    <style:style style:name="ce12" style:family="table-cell" style:parent-style-name="Accent_20_3">
      <style:table-cell-properties style:text-align-source="value-type" style:repeat-content="false"/>
      <style:paragraph-properties fo:margin-left="0pt"/>
    </style:style>
    <style:style style:name="ce14" style:family="table-cell" style:parent-style-name="Accent">
      <style:table-cell-properties style:text-align-source="fix" style:repeat-content="false"/>
      <style:paragraph-properties fo:text-align="center" fo:margin-left="0pt"/>
    </style:style>
    <style:style style:name="ce15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2" style:family="text"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Consola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tegories" table:style-name="ta1">
        <table:table-column table:style-name="co1" table:default-cell-style-name="Default"/>
        <table:table-column table:style-name="co2" table:number-columns-repeated="3" table:default-cell-style-name="ce10"/>
        <table:table-column table:style-name="co2" table:number-columns-repeated="2" table:default-cell-style-name="Default"/>
        <table:table-column table:style-name="co2" table:default-cell-style-name="ce10"/>
        <table:table-row table:style-name="ro3">
          <table:table-cell table:style-name="Accent" office:value-type="string" calcext:value-type="string">
            <text:p>Category</text:p>
          </table:table-cell>
          <table:table-cell table:style-name="ce8" office:value-type="string" calcext:value-type="string">
            <text:p>Red</text:p>
          </table:table-cell>
          <table:table-cell table:style-name="ce8" office:value-type="string" calcext:value-type="string">
            <text:p>Green</text:p>
          </table:table-cell>
          <table:table-cell table:style-name="ce8" office:value-type="string" calcext:value-type="string">
            <text:p>Blue</text:p>
          </table:table-cell>
          <table:table-cell table:style-name="Accent"/>
          <table:table-cell table:style-name="Accent" office:value-type="string" calcext:value-type="string">
            <text:p>Color</text:p>
          </table:table-cell>
          <table:table-cell table:style-name="ce8" office:value-type="string" calcext:value-type="string">
            <text:p>Hue</text:p>
          </table:table-cell>
        </table:table-row>
        <table:table-row table:style-name="ro3">
          <table:table-cell office:value-type="string" calcext:value-type="string">
            <text:p><text:span text:style-name="T3">Baseline</text:span> (Background)</text:p>
          </table:table-cell>
          <table:table-cell table:number-columns-repeated="3" office:value-type="float" office:value="30" calcext:value-type="float">
            <text:p>30</text:p>
          </table:table-cell>
          <table:table-cell/>
          <table:table-cell office:value-type="string" calcext:value-type="string">
            <text:p>Black</text:p>
          </table:table-cell>
          <table:table-cell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<text:span text:style-name="T3">Baseline</text:span> (Foreground)</text:p>
          </table:table-cell>
          <table:table-cell table:number-columns-repeated="3" office:value-type="float" office:value="220" calcext:value-type="float">
            <text:p>22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Caution-1</text:p>
          </table:table-cell>
          <table:table-cell office:value-type="float" office:value="255" calcext:value-type="float">
            <text:p>255</text:p>
          </table:table-cell>
          <table:table-cell office:value-type="float" office:value="210" calcext:value-type="float">
            <text:p>21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Yellow</text:p>
          </table:table-cell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string" calcext:value-type="string">
            <text:p>Caution-2</text:p>
          </table:table-cell>
          <table:table-cell office:value-type="float" office:value="255" calcext:value-type="float">
            <text:p>255</text:p>
          </table:table-cell>
          <table:table-cell office:value-type="float" office:value="240" calcext:value-type="float">
            <text:p>240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string" calcext:value-type="string">
            <text:p>Yellow</text:p>
          </table:table-cell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string" calcext:value-type="string">
            <text:p>Caution-3</text:p>
          </table:table-cell>
          <table:table-cell office:value-type="float" office:value="233" calcext:value-type="float">
            <text:p>233</text:p>
          </table:table-cell>
          <table:table-cell office:value-type="float" office:value="213" calcext:value-type="float">
            <text:p>213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string" calcext:value-type="string">
            <text:p>Yellow</text:p>
          </table:table-cell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string" calcext:value-type="string">
            <text:p>Keyword-1</text:p>
          </table:table-cell>
          <table:table-cell office:value-type="float" office:value="86" calcext:value-type="float">
            <text:p>86</text:p>
          </table:table-cell>
          <table:table-cell office:value-type="float" office:value="156" calcext:value-type="float">
            <text:p>156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Blue</text:p>
          </table:table-cell>
          <table:table-cell office:value-type="float" office:value="138" calcext:value-type="float">
            <text:p>138</text:p>
          </table:table-cell>
        </table:table-row>
        <table:table-row table:style-name="ro3">
          <table:table-cell office:value-type="string" calcext:value-type="string">
            <text:p>Keyword-2</text:p>
          </table:table-cell>
          <table:table-cell office:value-type="float" office:value="156" calcext:value-type="float">
            <text:p>156</text:p>
          </table:table-cell>
          <table:table-cell office:value-type="float" office:value="220" calcext:value-type="float">
            <text:p>220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string" calcext:value-type="string">
            <text:p>Blue</text:p>
          </table:table-cell>
          <table:table-cell office:value-type="float" office:value="134" calcext:value-type="float">
            <text:p>134</text:p>
          </table:table-cell>
        </table:table-row>
        <table:table-row table:style-name="ro3">
          <table:table-cell office:value-type="string" calcext:value-type="string">
            <text:p>Muted-Comment</text:p>
          </table:table-cell>
          <table:table-cell table:number-columns-repeated="3" office:value-type="float" office:value="96" calcext:value-type="float">
            <text:p>96</text:p>
          </table:table-cell>
          <table:table-cell/>
          <table:table-cell office:value-type="string" calcext:value-type="string">
            <text:p>Gray</text:p>
          </table:table-cell>
          <table:table-cell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Muted-Delimiter</text:p>
          </table:table-cell>
          <table:table-cell table:number-columns-repeated="3" office:value-type="float" office:value="128" calcext:value-type="float">
            <text:p>128</text:p>
          </table:table-cell>
          <table:table-cell/>
          <table:table-cell office:value-type="string" calcext:value-type="string">
            <text:p>Gray</text:p>
          </table:table-cell>
          <table:table-cell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Muted-Highlight</text:p>
          </table:table-cell>
          <table:table-cell table:number-columns-repeated="3" office:value-type="float" office:value="80" calcext:value-type="float">
            <text:p>80</text:p>
          </table:table-cell>
          <table:table-cell/>
          <table:table-cell office:value-type="string" calcext:value-type="string">
            <text:p>Gray</text:p>
          </table:table-cell>
          <table:table-cell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Muted-Preprocessor</text:p>
          </table:table-cell>
          <table:table-cell table:number-columns-repeated="3" table:style-name="Default" office:value-type="float" office:value="160" calcext:value-type="float">
            <text:p>160</text:p>
          </table:table-cell>
          <table:table-cell/>
          <table:table-cell office:value-type="string" calcext:value-type="string">
            <text:p>Gray</text:p>
          </table:table-cell>
          <table:table-cell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Numeric-Literal</text:p>
          </table:table-cell>
          <table:table-cell office:value-type="float" office:value="181" calcext:value-type="float">
            <text:p>181</text:p>
          </table:table-cell>
          <table:table-cell office:value-type="float" office:value="206" calcext:value-type="float">
            <text:p>206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Green</text:p>
          </table:table-cell>
          <table:table-cell office:value-type="float" office:value="66" calcext:value-type="float">
            <text:p>66</text:p>
          </table:table-cell>
        </table:table-row>
        <table:table-row table:style-name="ro3">
          <table:table-cell office:value-type="string" calcext:value-type="string">
            <text:p>Squiggles-Green</text:p>
          </table:table-cell>
          <table:table-cell office:value-type="float" office:value="149" calcext:value-type="float">
            <text:p>149</text:p>
          </table:table-cell>
          <table:table-cell office:value-type="float" office:value="219" calcext:value-type="float">
            <text:p>219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Green</text:p>
          </table:table-cell>
          <table:table-cell office:value-type="float" office:value="70" calcext:value-type="float">
            <text:p>70</text:p>
          </table:table-cell>
        </table:table-row>
        <table:table-row table:style-name="ro3">
          <table:table-cell office:value-type="string" calcext:value-type="string">
            <text:p>Squiggles-Red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104" calcext:value-type="float">
            <text:p>104</text:p>
          </table:table-cell>
          <table:table-cell/>
          <table:table-cell office:value-type="string" calcext:value-type="string">
            <text:p>Red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tring-1</text:p>
          </table:table-cell>
          <table:table-cell office:value-type="float" office:value="192" calcext:value-type="float">
            <text:p>192</text:p>
          </table:table-cell>
          <table:table-cell office:value-type="float" office:value="128" calcext:value-type="float">
            <text:p>128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string" calcext:value-type="string">
            <text:p>Magenta</text:p>
          </table:table-cell>
          <table:table-cell office:value-type="float" office:value="200" calcext:value-type="float">
            <text:p>200</text:p>
          </table:table-cell>
        </table:table-row>
        <table:table-row table:style-name="ro3">
          <table:table-cell office:value-type="string" calcext:value-type="string">
            <text:p>String-2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string" calcext:value-type="string">
            <text:p>Purple</text:p>
          </table:table-cell>
          <table:table-cell office:value-type="float" office:value="160" calcext:value-type="float">
            <text:p>160</text:p>
          </table:table-cell>
        </table:table-row>
        <table:table-row table:style-name="ro3">
          <table:table-cell office:value-type="string" calcext:value-type="string">
            <text:p>String-3</text:p>
          </table:table-cell>
          <table:table-cell office:value-type="float" office:value="224" calcext:value-type="float">
            <text:p>224</text:p>
          </table:table-cell>
          <table:table-cell office:value-type="float" office:value="160" calcext:value-type="float">
            <text:p>160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Magenta</text:p>
          </table:table-cell>
          <table:table-cell office:value-type="float" office:value="200" calcext:value-type="float">
            <text:p>200</text:p>
          </table:table-cell>
        </table:table-row>
        <table:table-row table:style-name="ro3">
          <table:table-cell office:value-type="string" calcext:value-type="string">
            <text:p>Type-1</text:p>
          </table:table-cell>
          <table:table-cell office:value-type="float" office:value="78" calcext:value-type="float">
            <text:p>78</text:p>
          </table:table-cell>
          <table:table-cell office:value-type="float" office:value="201" calcext:value-type="float">
            <text:p>201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Cyan</text:p>
          </table:table-cell>
          <table:table-cell office:value-type="float" office:value="112" calcext:value-type="float">
            <text:p>112</text:p>
          </table:table-cell>
        </table:table-row>
        <table:table-row table:style-name="ro3">
          <table:table-cell office:value-type="string" calcext:value-type="string">
            <text:p>Type-2</text:p>
          </table:table-cell>
          <table:table-cell office:value-type="float" office:value="124" calcext:value-type="float">
            <text:p>124</text:p>
          </table:table-cell>
          <table:table-cell office:value-type="float" office:value="216" calcext:value-type="float">
            <text:p>216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string" calcext:value-type="string">
            <text:p>Cyan</text:p>
          </table:table-cell>
          <table:table-cell office:value-type="float" office:value="112" calcext:value-type="float">
            <text:p>112</text:p>
          </table:table-cell>
        </table:table-row>
        <table:table-row table:style-name="ro3">
          <table:table-cell office:value-type="string" calcext:value-type="string">
            <text:p>Variable-Alt</text:p>
          </table:table-cell>
          <table:table-cell office:value-type="float" office:value="214" calcext:value-type="float">
            <text:p>214</text:p>
          </table:table-cell>
          <table:table-cell table:number-columns-repeated="2" office:value-type="float" office:value="133" calcext:value-type="float">
            <text:p>133</text:p>
          </table:table-cell>
          <table:table-cell/>
          <table:table-cell office:value-type="string" calcext:value-type="string">
            <text:p>Red</text:p>
          </table:table-cell>
          <table:table-cell office:value-type="float" office:value="0" calcext:value-type="float">
            <text:p>0</text:p>
          </table:table-cell>
        </table:table-row>
        <table:table-row table:style-name="ro3" table:number-rows-repeated="1048554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Text Editor v1" table:style-name="ta1">
        <table:table-column table:style-name="co1" table:default-cell-style-name="Default"/>
        <table:table-column table:style-name="co2" table:number-columns-repeated="6" table:default-cell-style-name="ce10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011" table:default-cell-style-name="Default"/>
        <table:table-row table:style-name="ro2">
          <table:table-cell table:style-name="ce11"/>
          <table:table-cell table:style-name="ce19" office:value-type="string" calcext:value-type="string" table:number-columns-spanned="3" table:number-rows-spanned="1">
            <text:p>Foreground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Background</text:p>
          </table:table-cell>
          <table:covered-table-cell table:number-columns-repeated="2" table:style-name="ce19"/>
          <table:table-cell table:style-name="ce11" table:number-columns-repeated="3"/>
          <table:table-cell table:style-name="ce25" table:number-columns-repeated="1011"/>
        </table:table-row>
        <table:table-row table:style-name="ro2">
          <table:table-cell table:style-name="Accent" office:value-type="string" calcext:value-type="string">
            <text:p>Display item</text:p>
          </table:table-cell>
          <table:table-cell table:style-name="ce8" office:value-type="string" calcext:value-type="string">
            <text:p>Red</text:p>
          </table:table-cell>
          <table:table-cell table:style-name="ce8" office:value-type="string" calcext:value-type="string">
            <text:p>Green</text:p>
          </table:table-cell>
          <table:table-cell table:style-name="ce8" office:value-type="string" calcext:value-type="string">
            <text:p>Blue</text:p>
          </table:table-cell>
          <table:table-cell table:style-name="ce8" office:value-type="string" calcext:value-type="string">
            <text:p>Red</text:p>
          </table:table-cell>
          <table:table-cell table:style-name="ce8" office:value-type="string" calcext:value-type="string">
            <text:p>Green</text:p>
          </table:table-cell>
          <table:table-cell table:style-name="ce8" office:value-type="string" calcext:value-type="string">
            <text:p>Blue</text:p>
          </table:table-cell>
          <table:table-cell table:style-name="Accent"/>
          <table:table-cell table:style-name="Accent" office:value-type="string" calcext:value-type="string">
            <text:p>Name in settings file</text:p>
          </table:table-cell>
          <table:table-cell table:style-name="Accent" office:value-type="string" calcext:value-type="string">
            <text:p>Note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race Matching</text:p>
          </table:table-cell>
          <table:table-cell table:number-columns-repeated="8"/>
          <table:table-cell office:value-type="string" calcext:value-type="string">
            <text:p>Consider using background (24,64,112)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race Matching (Rectangle)</text:p>
          </table:table-cell>
          <table:table-cell table:number-columns-repeated="3"/>
          <table:table-cell table:number-columns-repeated="3" office:value-type="float" office:value="64" calcext:value-type="float">
            <text:p>64</text:p>
          </table:table-cell>
          <table:table-cell/>
          <table:table-cell office:value-type="string" calcext:value-type="string">
            <text:p>Brace Matching (Rectangle)</text:p>
          </table:table-cell>
          <table:table-cell office:value-type="string" calcext:value-type="string">
            <text:p>Consider using background (24,64,112), Is this only for C/C++?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mment</text:p>
          </table:table-cell>
          <table:table-cell table:number-columns-repeated="3" office:value-type="float" office:value="96" calcext:value-type="float">
            <text:p>96</text:p>
          </table:table-cell>
          <table:table-cell table:number-columns-repeated="4"/>
          <table:table-cell office:value-type="string" calcext:value-type="string">
            <text:p>Comment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ompiler Error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table:number-columns-repeated="4"/>
          <table:table-cell office:value-type="string" calcext:value-type="string">
            <text:p>compiler error</text:p>
          </table:table-cell>
          <table:table-cell office:value-type="string" calcext:value-type="string">
            <text:p>Consider using default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Excluded Code</text:p>
          </table:table-cell>
          <table:table-cell table:number-columns-repeated="3" office:value-type="float" office:value="128" calcext:value-type="float">
            <text:p>128</text:p>
          </table:table-cell>
          <table:table-cell table:number-columns-repeated="4"/>
          <table:table-cell office:value-type="string" calcext:value-type="string">
            <text:p>Excluded Code</text:p>
          </table:table-cell>
          <table:table-cell office:value-type="string" calcext:value-type="string">
            <text:p>Consider using same colors as "Comment"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F# Disposable Values (locals)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 office:value-type="string" calcext:value-type="string">
            <text:p>Automatic</text:p>
          </table:covered-table-cell>
          <table:table-cell table:number-columns-repeated="4"/>
          <table:table-cell office:value-type="string" calcext:value-type="string">
            <text:p>FSharp.DisposableLocaValue</text:p>
          </table:table-cell>
          <table:table-cell office:value-type="string" calcext:value-type="string">
            <text:p>Automatic inherits "Identifier"→"Plain Text"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F# Functions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 office:value-type="string" calcext:value-type="string">
            <text:p>Automatic</text:p>
          </table:covered-table-cell>
          <table:table-cell table:number-columns-repeated="4"/>
          <table:table-cell office:value-type="string" calcext:value-type="string">
            <text:p>FSharp.Function</text:p>
          </table:table-cell>
          <table:table-cell office:value-type="string" calcext:value-type="string">
            <text:p>Automatic inherits "Identifier"→"Plain Text"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ighlighted Definition</text:p>
          </table:table-cell>
          <table:table-cell table:number-columns-repeated="8"/>
          <table:table-cell office:value-type="string" calcext:value-type="string">
            <text:p>Consider using foreground and background (24,64,112)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ighlighted Reference</text:p>
          </table:table-cell>
          <table:table-cell office:value-type="float" office:value="14" calcext:value-type="float">
            <text:p>14</text:p>
          </table:table-cell>
          <table:table-cell office:value-type="float" office:value="69" calcext:value-type="float">
            <text:p>69</text:p>
          </table:table-cell>
          <table:table-cell office:value-type="float" office:value="131" calcext:value-type="float">
            <text:p>131</text:p>
          </table:table-cell>
          <table:table-cell table:number-columns-repeated="4"/>
          <table:table-cell table:style-name="ce24" office:value-type="string" calcext:value-type="string">
            <text:p>MarkerFormatDefinition/HighlightedReference</text:p>
          </table:table-cell>
          <table:table-cell office:value-type="string" calcext:value-type="string">
            <text:p>Consider using automatic foreground w/ background (24,64,112)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reprocessor Keyword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128" calcext:value-type="float">
            <text:p>128</text:p>
          </table:table-cell>
          <table:table-cell table:number-columns-repeated="4"/>
          <table:table-cell table:style-name="ce24" office:value-type="string" calcext:value-type="string">
            <text:p>Preprocessor Keywor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tring</text:p>
          </table:table-cell>
          <table:table-cell office:value-type="float" office:value="192" calcext:value-type="float">
            <text:p>192</text:p>
          </table:table-cell>
          <table:table-cell office:value-type="float" office:value="128" calcext:value-type="float">
            <text:p>128</text:p>
          </table:table-cell>
          <table:table-cell office:value-type="float" office:value="192" calcext:value-type="float">
            <text:p>192</text:p>
          </table:table-cell>
          <table:table-cell table:number-columns-repeated="4"/>
          <table:table-cell office:value-type="string" calcext:value-type="string">
            <text:p>Str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tring – Escape Character</text:p>
          </table:table-cell>
          <table:table-cell office:value-type="float" office:value="192" calcext:value-type="float">
            <text:p>192</text:p>
          </table:table-cell>
          <table:table-cell office:value-type="float" office:value="128" calcext:value-type="float">
            <text:p>128</text:p>
          </table:table-cell>
          <table:table-cell office:value-type="float" office:value="192" calcext:value-type="float">
            <text:p>192</text:p>
          </table:table-cell>
          <table:table-cell table:number-columns-repeated="4"/>
          <table:table-cell office:value-type="string" calcext:value-type="string">
            <text:p>string – escape character</text:p>
          </table:table-cell>
          <table:table-cell office:value-type="string" calcext:value-type="string">
            <text:p>Consider using default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tring – Verbatim</text:p>
          </table:table-cell>
          <table:table-cell table:number-columns-repeated="8"/>
          <table:table-cell office:value-type="string" calcext:value-type="string">
            <text:p>Consider using same colors as "String"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rack Changes after save</text:p>
          </table:table-cell>
          <table:table-cell table:number-columns-repeated="3"/>
          <table:table-cell table:number-columns-repeated="3" office:value-type="float" office:value="96" calcext:value-type="float">
            <text:p>96</text:p>
          </table:table-cell>
          <table:table-cell/>
          <table:table-cell office:value-type="string" calcext:value-type="string">
            <text:p>Track Changes after sav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ack Changes before save</text:p>
          </table:table-cell>
          <table:table-cell table:number-columns-repeated="3"/>
          <table:table-cell table:number-columns-repeated="2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rack Changes before sav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ser Members – Extension Methods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 office:value-type="string" calcext:value-type="string">
            <text:p>Automatic</text:p>
          </table:covered-table-cell>
          <table:table-cell table:number-columns-repeated="4"/>
          <table:table-cell office:value-type="string" calcext:value-type="string">
            <text:p>extension method name</text:p>
          </table:table-cell>
          <table:table-cell office:value-type="string" calcext:value-type="string">
            <text:p>Consider using default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ser Members – Locals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 office:value-type="string" calcext:value-type="string">
            <text:p>Automatic</text:p>
          </table:covered-table-cell>
          <table:table-cell table:number-columns-repeated="4"/>
          <table:table-cell office:value-type="string" calcext:value-type="string">
            <text:p>local name</text:p>
          </table:table-cell>
          <table:table-cell office:value-type="string" calcext:value-type="string">
            <text:p>Consider using default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ser Members – Methods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 office:value-type="string" calcext:value-type="string">
            <text:p>Automatic</text:p>
          </table:covered-table-cell>
          <table:table-cell table:number-columns-repeated="4"/>
          <table:table-cell office:value-type="string" calcext:value-type="string">
            <text:p>method name</text:p>
          </table:table-cell>
          <table:table-cell office:value-type="string" calcext:value-type="string">
            <text:p>Consider using default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ser Types – Enums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 office:value-type="string" calcext:value-type="string">
            <text:p>Automatic</text:p>
          </table:covered-table-cell>
          <table:table-cell table:number-columns-repeated="4"/>
          <table:table-cell office:value-type="string" calcext:value-type="string">
            <text:p>enum name</text:p>
          </table:table-cell>
          <table:table-cell office:value-type="string" calcext:value-type="string">
            <text:p>Consider using default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XAML Comment</text:p>
          </table:table-cell>
          <table:table-cell table:number-columns-repeated="3" office:value-type="float" office:value="96" calcext:value-type="float">
            <text:p>96</text:p>
          </table:table-cell>
          <table:table-cell table:number-columns-repeated="4"/>
          <table:table-cell office:value-type="string" calcext:value-type="string">
            <text:p>XAML Comment</text:p>
          </table:table-cell>
          <table:table-cell office:value-type="string" calcext:value-type="string">
            <text:p>Consider using default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XML Comment</text:p>
          </table:table-cell>
          <table:table-cell table:number-columns-repeated="3" office:value-type="float" office:value="96" calcext:value-type="float">
            <text:p>96</text:p>
          </table:table-cell>
          <table:table-cell table:number-columns-repeated="4"/>
          <table:table-cell office:value-type="string" calcext:value-type="string">
            <text:p>XML Comment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XML Doc Comment</text:p>
          </table:table-cell>
          <table:table-cell table:number-columns-repeated="3" office:value-type="float" office:value="96" calcext:value-type="float">
            <text:p>96</text:p>
          </table:table-cell>
          <table:table-cell table:number-columns-repeated="4"/>
          <table:table-cell table:style-name="ce24" office:value-type="string" calcext:value-type="string">
            <text:p>XML Doc Comment</text:p>
          </table:table-cell>
          <table:table-cell office:value-type="string" calcext:value-type="string">
            <text:p>Consider using default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XML Doc Tag</text:p>
          </table:table-cell>
          <table:table-cell table:number-columns-repeated="3" office:value-type="float" office:value="96" calcext:value-type="float">
            <text:p>96</text:p>
          </table:table-cell>
          <table:table-cell table:number-columns-repeated="4"/>
          <table:table-cell office:value-type="string" calcext:value-type="string">
            <text:p>XML Doc Tag</text:p>
          </table:table-cell>
          <table:table-cell office:value-type="string" calcext:value-type="string">
            <text:p>Consider using default</text:p>
          </table:table-cell>
          <table:table-cell table:number-columns-repeated="1011"/>
        </table:table-row>
        <table:table-row table:style-name="ro2">
          <table:table-cell table:style-name="Accent_20_3"/>
          <table:table-cell table:style-name="ce20" table:number-columns-repeated="6"/>
          <table:table-cell table:style-name="Accent_20_3" table:number-columns-repeated="3"/>
          <table:table-cell table:number-columns-repeated="1011"/>
        </table:table-row>
        <table:table-row table:style-name="ro2">
          <table:table-cell office:value-type="string" calcext:value-type="string">
            <text:p>CSS Comment</text:p>
          </table:table-cell>
          <table:table-cell table:number-columns-repeated="3" office:value-type="float" office:value="96" calcext:value-type="float">
            <text:p>96</text:p>
          </table:table-cell>
          <table:table-cell table:number-columns-repeated="4"/>
          <table:table-cell office:value-type="string" calcext:value-type="string">
            <text:p>CSS Comment</text:p>
          </table:table-cell>
          <table:table-cell office:value-type="string" calcext:value-type="string">
            <text:p>This one got stomped, match colors with "Comment"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TML Client Template Value</text:p>
          </table:table-cell>
          <table:table-cell office:value-type="float" office:value="192" calcext:value-type="float">
            <text:p>192</text:p>
          </table:table-cell>
          <table:table-cell office:value-type="float" office:value="128" calcext:value-type="float">
            <text:p>128</text:p>
          </table:table-cell>
          <table:table-cell office:value-type="float" office:value="192" calcext:value-type="float">
            <text:p>192</text:p>
          </table:table-cell>
          <table:table-cell table:number-columns-repeated="4"/>
          <table:table-cell office:value-type="string" calcext:value-type="string">
            <text:p>HtmlClientTemplateValueFormatDefinition</text:p>
          </table:table-cell>
          <table:table-cell office:value-type="string" calcext:value-type="string">
            <text:p>This one got stomped, match colors with "String"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TML Comment</text:p>
          </table:table-cell>
          <table:table-cell table:number-columns-repeated="3" office:value-type="float" office:value="96" calcext:value-type="float">
            <text:p>96</text:p>
          </table:table-cell>
          <table:table-cell table:number-columns-repeated="4"/>
          <table:table-cell office:value-type="string" calcext:value-type="string">
            <text:p>HTML Comment</text:p>
          </table:table-cell>
          <table:table-cell office:value-type="string" calcext:value-type="string">
            <text:p>This one got stomped, match colors with "Comment"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ser Types – Structures</text:p>
          </table:table-cell>
          <table:table-cell office:value-type="float" office:value="78" calcext:value-type="float">
            <text:p>78</text:p>
          </table:table-cell>
          <table:table-cell office:value-type="float" office:value="201" calcext:value-type="float">
            <text:p>201</text:p>
          </table:table-cell>
          <table:table-cell office:value-type="float" office:value="176" calcext:value-type="float">
            <text:p>176</text:p>
          </table:table-cell>
          <table:table-cell table:number-columns-repeated="4"/>
          <table:table-cell office:value-type="string" calcext:value-type="string">
            <text:p>struct name</text:p>
          </table:table-cell>
          <table:table-cell office:value-type="string" calcext:value-type="string">
            <text:p>This one got stomped, consider using default</text:p>
          </table:table-cell>
          <table:table-cell table:number-columns-repeated="1011"/>
        </table:table-row>
        <table:table-row table:style-name="ro2">
          <table:table-cell table:style-name="Accent_20_3"/>
          <table:table-cell table:style-name="ce20" table:number-columns-repeated="6"/>
          <table:table-cell table:style-name="Accent_20_3" table:number-columns-repeated="3"/>
          <table:table-cell table:number-columns-repeated="1011"/>
        </table:table-row>
        <table:table-row table:style-name="ro2">
          <table:table-cell office:value-type="string" calcext:value-type="string">
            <text:p>ASM Directive</text:p>
          </table:table-cell>
          <table:table-cell office:value-type="float" office:value="255" calcext:value-type="float">
            <text:p>255</text:p>
          </table:table-cell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SM Directive</text:p>
          </table:table-cell>
          <table:table-cell office:value-type="string" calcext:value-type="string">
            <text:p>Match colors with F# mutable (255, 210, 28)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SM FpuInstruction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SM FpuInstruction</text:p>
          </table:table-cell>
          <table:table-cell office:value-type="string" calcext:value-type="string">
            <text:p>Highlight?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SM Identifier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SM Identifier</text:p>
          </table:table-cell>
          <table:table-cell office:value-type="string" calcext:value-type="string">
            <text:p>Highlight?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SM Number</text:p>
          </table:table-cell>
          <table:table-cell office:value-type="float" office:value="181" calcext:value-type="float">
            <text:p>181</text:p>
          </table:table-cell>
          <table:table-cell office:value-type="float" office:value="206" calcext:value-type="float">
            <text:p>206</text:p>
          </table:table-cell>
          <table:table-cell office:value-type="float" office:value="168" calcext:value-type="float">
            <text:p>168</text:p>
          </table:table-cell>
          <table:table-cell table:number-columns-repeated="4"/>
          <table:table-cell office:value-type="string" calcext:value-type="string">
            <text:p>ASM Number</text:p>
          </table:table-cell>
          <table:table-cell office:value-type="string" calcext:value-type="string">
            <text:p>Match colors with "Number"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SM Register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table:number-columns-repeated="4"/>
          <table:table-cell office:value-type="string" calcext:value-type="string">
            <text:p>ASM Register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SM SimdInstruction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Bold</text:p>
          </table:table-cell>
          <table:table-cell office:value-type="string" calcext:value-type="string">
            <text:p>ASM SimdInstruction</text:p>
          </table:table-cell>
          <table:table-cell office:value-type="string" calcext:value-type="string">
            <text:p>Highlight?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SM String</text:p>
          </table:table-cell>
          <table:table-cell office:value-type="float" office:value="192" calcext:value-type="float">
            <text:p>192</text:p>
          </table:table-cell>
          <table:table-cell office:value-type="float" office:value="128" calcext:value-type="float">
            <text:p>128</text:p>
          </table:table-cell>
          <table:table-cell office:value-type="float" office:value="192" calcext:value-type="float">
            <text:p>192</text:p>
          </table:table-cell>
          <table:table-cell table:number-columns-repeated="4"/>
          <table:table-cell office:value-type="string" calcext:value-type="string">
            <text:p>ASM String</text:p>
          </table:table-cell>
          <table:table-cell office:value-type="string" calcext:value-type="string">
            <text:p>Match colors with "String"</text:p>
          </table:table-cell>
          <table:table-cell table:number-columns-repeated="1011"/>
        </table:table-row>
        <table:table-row table:style-name="ro2">
          <table:table-cell table:style-name="Accent_20_3"/>
          <table:table-cell table:style-name="ce20" table:number-columns-repeated="6"/>
          <table:table-cell table:style-name="Accent_20_3" table:number-columns-repeated="3"/>
          <table:table-cell table:number-columns-repeated="1011"/>
        </table:table-row>
        <table:table-row table:style-name="ro2">
          <table:table-cell office:value-type="string" calcext:value-type="string">
            <text:p>C++ Functions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4"/>
          <table:table-cell office:value-type="string" calcext:value-type="string">
            <text:p>CppFunctionSemanticTokenFormat</text:p>
          </table:table-cell>
          <table:table-cell office:value-type="string" calcext:value-type="string">
            <text:p>Match colors with baseline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++ Keyword – Control</text:p>
          </table:table-cell>
          <table:table-cell office:value-type="float" office:value="86" calcext:value-type="float">
            <text:p>86</text:p>
          </table:table-cell>
          <table:table-cell office:value-type="float" office:value="156" calcext:value-type="float">
            <text:p>156</text:p>
          </table:table-cell>
          <table:table-cell office:value-type="float" office:value="214" calcext:value-type="float">
            <text:p>214</text:p>
          </table:table-cell>
          <table:table-cell table:number-columns-repeated="4"/>
          <table:table-cell office:value-type="string" calcext:value-type="string">
            <text:p>CppControlKeywordSyntacticTokenFormat</text:p>
          </table:table-cell>
          <table:table-cell office:value-type="string" calcext:value-type="string">
            <text:p>Match with keyword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++ Local Variables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4"/>
          <table:table-cell office:value-type="string" calcext:value-type="string">
            <text:p>CppLocalVariableSemanticTokenFormat</text:p>
          </table:table-cell>
          <table:table-cell office:value-type="string" calcext:value-type="string">
            <text:p>Match colors with baseline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++ Macros</text:p>
          </table:table-cell>
          <table:table-cell office:value-type="float" office:value="86" calcext:value-type="float">
            <text:p>86</text:p>
          </table:table-cell>
          <table:table-cell office:value-type="float" office:value="156" calcext:value-type="float">
            <text:p>156</text:p>
          </table:table-cell>
          <table:table-cell office:value-type="float" office:value="214" calcext:value-type="float">
            <text:p>214</text:p>
          </table:table-cell>
          <table:table-cell table:number-columns-repeated="4"/>
          <table:table-cell office:value-type="string" calcext:value-type="string">
            <text:p>CppMacroSemanticTokenFormat</text:p>
          </table:table-cell>
          <table:table-cell office:value-type="string" calcext:value-type="string">
            <text:p>Match with keyword, consider using default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++ Member Functions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4"/>
          <table:table-cell office:value-type="string" calcext:value-type="string">
            <text:p>CppMemberFunctionSemanticTokenFormat</text:p>
          </table:table-cell>
          <table:table-cell office:value-type="string" calcext:value-type="string">
            <text:p>Match colors with baseline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++ Parameters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4"/>
          <table:table-cell office:value-type="string" calcext:value-type="string">
            <text:p>CppParameterSemanticTokenFormat</text:p>
          </table:table-cell>
          <table:table-cell office:value-type="string" calcext:value-type="string">
            <text:p>Match colors with baseline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++ String – Delimiter Character</text:p>
          </table:table-cell>
          <table:table-cell office:value-type="float" office:value="192" calcext:value-type="float">
            <text:p>192</text:p>
          </table:table-cell>
          <table:table-cell office:value-type="float" office:value="128" calcext:value-type="float">
            <text:p>128</text:p>
          </table:table-cell>
          <table:table-cell office:value-type="float" office:value="192" calcext:value-type="float">
            <text:p>192</text:p>
          </table:table-cell>
          <table:table-cell table:number-columns-repeated="4"/>
          <table:table-cell office:value-type="string" calcext:value-type="string">
            <text:p>CppStringDelimiterCharacterSyntacticTokenFormat</text:p>
          </table:table-cell>
          <table:table-cell office:value-type="string" calcext:value-type="string">
            <text:p>Match colors with "String"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++ String – Escape Character</text:p>
          </table:table-cell>
          <table:table-cell office:value-type="float" office:value="192" calcext:value-type="float">
            <text:p>192</text:p>
          </table:table-cell>
          <table:table-cell office:value-type="float" office:value="128" calcext:value-type="float">
            <text:p>128</text:p>
          </table:table-cell>
          <table:table-cell office:value-type="float" office:value="192" calcext:value-type="float">
            <text:p>192</text:p>
          </table:table-cell>
          <table:table-cell table:number-columns-repeated="4"/>
          <table:table-cell office:value-type="string" calcext:value-type="string">
            <text:p>CppStringEscapeCharacterSyntacticTokenFormat</text:p>
          </table:table-cell>
          <table:table-cell office:value-type="string" calcext:value-type="string">
            <text:p><text:span text:style-name="T3">Match colors with "String – Escape Character</text:span>"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++ Suggested Action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ppSuggestedActionFormat</text:p>
          </table:table-cell>
          <table:table-cell office:value-type="string" calcext:value-type="string">
            <text:p>Highlight?</text:p>
          </table:table-cell>
          <table:table-cell table:number-columns-repeated="1011"/>
        </table:table-row>
        <table:table-row table:style-name="ro2" table:number-rows-repeated="1048527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Text Editor v2" table:style-name="ta1">
        <table:table-column table:style-name="co1" table:default-cell-style-name="Default"/>
        <table:table-column table:style-name="co2" table:number-columns-repeated="6" table:default-cell-style-name="ce10"/>
        <table:table-column table:style-name="co2" table:default-cell-style-name="ce21"/>
        <table:table-column table:style-name="co2" table:default-cell-style-name="Default"/>
        <table:table-column table:style-name="co5" table:default-cell-style-name="Default"/>
        <table:table-column table:style-name="co2" table:number-columns-repeated="1004" table:default-cell-style-name="Default"/>
        <table:table-row table:style-name="ro2">
          <table:table-cell table:style-name="ce12" office:value-type="string" calcext:value-type="string">
            <text:p>Visual Studio 2022 Dark Theme Overrides</text:p>
          </table:table-cell>
          <table:table-cell table:style-name="ce19" office:value-type="string" calcext:value-type="string" table:number-columns-spanned="3" table:number-rows-spanned="1">
            <text:p>Foreground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Background</text:p>
          </table:table-cell>
          <table:covered-table-cell table:number-columns-repeated="2" table:style-name="ce19"/>
          <table:table-cell table:style-name="ce14"/>
          <table:table-cell table:style-name="ce11" table:number-columns-repeated="47"/>
          <table:table-cell table:style-name="ce25" table:number-columns-repeated="959"/>
        </table:table-row>
        <table:table-row table:style-name="ro2">
          <table:table-cell table:style-name="Accent" office:value-type="string" calcext:value-type="string">
            <text:p>Display item</text:p>
          </table:table-cell>
          <table:table-cell table:style-name="ce8" office:value-type="string" calcext:value-type="string">
            <text:p>Red</text:p>
          </table:table-cell>
          <table:table-cell table:style-name="ce8" office:value-type="string" calcext:value-type="string">
            <text:p>Green</text:p>
          </table:table-cell>
          <table:table-cell table:style-name="ce8" office:value-type="string" calcext:value-type="string">
            <text:p>Blue</text:p>
          </table:table-cell>
          <table:table-cell table:style-name="ce8" office:value-type="string" calcext:value-type="string">
            <text:p>Red</text:p>
          </table:table-cell>
          <table:table-cell table:style-name="ce8" office:value-type="string" calcext:value-type="string">
            <text:p>Green</text:p>
          </table:table-cell>
          <table:table-cell table:style-name="ce8" office:value-type="string" calcext:value-type="string">
            <text:p>Blue</text:p>
          </table:table-cell>
          <table:table-cell table:style-name="ce14" office:value-type="string" calcext:value-type="string">
            <text:p>Default</text:p>
          </table:table-cell>
          <table:table-cell table:style-name="Accent" office:value-type="string" calcext:value-type="string">
            <text:p>Bold</text:p>
          </table:table-cell>
          <table:table-cell table:style-name="Accent" office:value-type="string" calcext:value-type="string">
            <text:p>Category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Plain Text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3]=&quot;Default&quot;)OR([.B3]=&quot;&quot;))AND(([.E3]=&quot;Default&quot;)OR([.E3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Visible White Space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spanned="3" table:number-rows-spanned="1"/>
          <table:covered-table-cell table:number-columns-repeated="2"/>
          <table:table-cell table:style-name="ce15" table:formula="of:=IF((([.B4]=&quot;Default&quot;)OR([.B4]=&quot;&quot;))AND(([.E4]=&quot;Default&quot;)OR([.E4]=&quot;&quot;)); &quot;X&quot;; &quot;&quot;)">
            <text:p/>
          </table:table-cell>
          <table:table-cell/>
          <table:table-cell office:value-type="string" calcext:value-type="string">
            <text:p>Muted-Highlight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Brace Matching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number-columns-repeated="3" office:value-type="float" office:value="80" calcext:value-type="float">
            <text:p>80</text:p>
          </table:table-cell>
          <table:table-cell table:style-name="ce15" table:formula="of:=IF((([.B5]=&quot;Default&quot;)OR([.B5]=&quot;&quot;))AND(([.E5]=&quot;Default&quot;)OR([.E5]=&quot;&quot;)); &quot;X&quot;; &quot;&quot;)">
            <text:p/>
          </table:table-cell>
          <table:table-cell/>
          <table:table-cell office:value-type="string" calcext:value-type="string">
            <text:p>Muted-Highlight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Brace Matching (Rectangle)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number-columns-repeated="3" office:value-type="float" office:value="80" calcext:value-type="float">
            <text:p>80</text:p>
          </table:table-cell>
          <table:table-cell table:style-name="ce15" table:formula="of:=IF((([.B6]=&quot;Default&quot;)OR([.B6]=&quot;&quot;))AND(([.E6]=&quot;Default&quot;)OR([.E6]=&quot;&quot;)); &quot;X&quot;; &quot;&quot;)">
            <text:p/>
          </table:table-cell>
          <table:table-cell/>
          <table:table-cell office:value-type="string" calcext:value-type="string">
            <text:p>Muted-Highlight</text:p>
          </table:table-cell>
          <table:table-cell office:value-type="string" calcext:value-type="string">
            <text:p>???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/C++ User Keywords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7]=&quot;Default&quot;)OR([.B7]=&quot;&quot;))AND(([.E7]=&quot;Default&quot;)OR([.E7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Keyword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++ Class Templates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8]=&quot;Default&quot;)OR([.B8]=&quot;&quot;))AND(([.E8]=&quot;Default&quot;)OR([.E8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Type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++ Enumerators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9]=&quot;Default&quot;)OR([.B9]=&quot;&quot;))AND(([.E9]=&quot;Default&quot;)OR([.E9]=&quot;&quot;)); &quot;X&quot;; &quot;&quot;)">
            <text:p/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++ Events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0]=&quot;Default&quot;)OR([.B10]=&quot;&quot;))AND(([.E10]=&quot;Default&quot;)OR([.E10]=&quot;&quot;)); &quot;X&quot;; &quot;&quot;)">
            <text:p/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++ Fields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1]=&quot;Default&quot;)OR([.B11]=&quot;&quot;))AND(([.E11]=&quot;Default&quot;)OR([.E11]=&quot;&quot;)); &quot;X&quot;; &quot;&quot;)">
            <text:p/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++ Functions Templates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2]=&quot;Default&quot;)OR([.B12]=&quot;&quot;))AND(([.E12]=&quot;Default&quot;)OR([.E12]=&quot;&quot;)); &quot;X&quot;; &quot;&quot;)">
            <text:p/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++ Functions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3]=&quot;Default&quot;)OR([.B13]=&quot;&quot;))AND(([.E13]=&quot;Default&quot;)OR([.E13]=&quot;&quot;)); &quot;X&quot;; &quot;&quot;)">
            <text:p/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++ Keyword – Control</text:p>
          </table:table-cell>
          <table:table-cell office:value-type="float" office:value="86" calcext:value-type="float">
            <text:p>86</text:p>
          </table:table-cell>
          <table:table-cell office:value-type="float" office:value="156" calcext:value-type="float">
            <text:p>156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4]=&quot;Default&quot;)OR([.B14]=&quot;&quot;))AND(([.E14]=&quot;Default&quot;)OR([.E14]=&quot;&quot;)); &quot;X&quot;; &quot;&quot;)">
            <text:p/>
          </table:table-cell>
          <table:table-cell/>
          <table:table-cell office:value-type="string" calcext:value-type="string">
            <text:p>Keyword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++ Labels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5]=&quot;Default&quot;)OR([.B15]=&quot;&quot;))AND(([.E15]=&quot;Default&quot;)OR([.E15]=&quot;&quot;)); &quot;X&quot;; &quot;&quot;)">
            <text:p/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++ Local Variables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6]=&quot;Default&quot;)OR([.B16]=&quot;&quot;))AND(([.E16]=&quot;Default&quot;)OR([.E16]=&quot;&quot;)); &quot;X&quot;; &quot;&quot;)">
            <text:p/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++ Macros</text:p>
          </table:table-cell>
          <table:table-cell office:value-type="float" office:value="156" calcext:value-type="float">
            <text:p>156</text:p>
          </table:table-cell>
          <table:table-cell office:value-type="float" office:value="220" calcext:value-type="float">
            <text:p>220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7]=&quot;Default&quot;)OR([.B17]=&quot;&quot;))AND(([.E17]=&quot;Default&quot;)OR([.E17]=&quot;&quot;)); &quot;X&quot;; &quot;&quot;)">
            <text:p/>
          </table:table-cell>
          <table:table-cell/>
          <table:table-cell office:value-type="string" calcext:value-type="string">
            <text:p>Keyword-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++ Member Functions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8]=&quot;Default&quot;)OR([.B18]=&quot;&quot;))AND(([.E18]=&quot;Default&quot;)OR([.E18]=&quot;&quot;)); &quot;X&quot;; &quot;&quot;)">
            <text:p/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++ Member Operator Functions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9]=&quot;Default&quot;)OR([.B19]=&quot;&quot;))AND(([.E19]=&quot;Default&quot;)OR([.E19]=&quot;&quot;)); &quot;X&quot;; &quot;&quot;)">
            <text:p/>
          </table:table-cell>
          <table:table-cell/>
          <table:table-cell office:value-type="string" calcext:value-type="string">
            <text:p>(Transparent)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++ Namespaces</text:p>
          </table:table-cell>
          <table:table-cell office:value-type="float" office:value="78" calcext:value-type="float">
            <text:p>78</text:p>
          </table:table-cell>
          <table:table-cell office:value-type="float" office:value="201" calcext:value-type="float">
            <text:p>201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20]=&quot;Default&quot;)OR([.B20]=&quot;&quot;))AND(([.E20]=&quot;Default&quot;)OR([.E20]=&quot;&quot;)); &quot;X&quot;; &quot;&quot;)">
            <text:p/>
          </table:table-cell>
          <table:table-cell/>
          <table:table-cell office:value-type="string" calcext:value-type="string">
            <text:p>Type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++ new/delete Operator Functions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21]=&quot;Default&quot;)OR([.B21]=&quot;&quot;))AND(([.E21]=&quot;Default&quot;)OR([.E21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Keyword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++ Operator Functions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22]=&quot;Default&quot;)OR([.B22]=&quot;&quot;))AND(([.E22]=&quot;Default&quot;)OR([.E22]=&quot;&quot;)); &quot;X&quot;; &quot;&quot;)">
            <text:p/>
          </table:table-cell>
          <table:table-cell/>
          <table:table-cell office:value-type="string" calcext:value-type="string">
            <text:p>(Transparent)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++ Parameters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23]=&quot;Default&quot;)OR([.B23]=&quot;&quot;))AND(([.E23]=&quot;Default&quot;)OR([.E23]=&quot;&quot;)); &quot;X&quot;; &quot;&quot;)">
            <text:p/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++ Properties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24]=&quot;Default&quot;)OR([.B24]=&quot;&quot;))AND(([.E24]=&quot;Default&quot;)OR([.E24]=&quot;&quot;)); &quot;X&quot;; &quot;&quot;)">
            <text:p/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++ Static Fields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25]=&quot;Default&quot;)OR([.B25]=&quot;&quot;))AND(([.E25]=&quot;Default&quot;)OR([.E25]=&quot;&quot;)); &quot;X&quot;; &quot;&quot;)">
            <text:p/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++ Static Member Functions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26]=&quot;Default&quot;)OR([.B26]=&quot;&quot;))AND(([.E26]=&quot;Default&quot;)OR([.E26]=&quot;&quot;)); &quot;X&quot;; &quot;&quot;)">
            <text:p/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++ String – Delimiter Character</text:p>
          </table:table-cell>
          <table:table-cell office:value-type="float" office:value="192" calcext:value-type="float">
            <text:p>192</text:p>
          </table:table-cell>
          <table:table-cell office:value-type="float" office:value="128" calcext:value-type="float">
            <text:p>128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27]=&quot;Default&quot;)OR([.B27]=&quot;&quot;))AND(([.E27]=&quot;Default&quot;)OR([.E27]=&quot;&quot;)); &quot;X&quot;; &quot;&quot;)">
            <text:p/>
          </table:table-cell>
          <table:table-cell/>
          <table:table-cell office:value-type="string" calcext:value-type="string">
            <text:p>String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++ String – Escape Character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28]=&quot;Default&quot;)OR([.B28]=&quot;&quot;))AND(([.E28]=&quot;Default&quot;)OR([.E28]=&quot;&quot;)); &quot;X&quot;; &quot;&quot;)">
            <text:p/>
          </table:table-cell>
          <table:table-cell/>
          <table:table-cell office:value-type="string" calcext:value-type="string">
            <text:p>String-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++ Suggested Action</text:p>
          </table:table-cell>
          <table:table-cell office:value-type="float" office:value="149" calcext:value-type="float">
            <text:p>149</text:p>
          </table:table-cell>
          <table:table-cell office:value-type="float" office:value="219" calcext:value-type="float">
            <text:p>219</text:p>
          </table:table-cell>
          <table:table-cell office:value-type="float" office:value="125" calcext:value-type="float">
            <text:p>125</text:p>
          </table:table-cell>
          <table:table-cell table:number-columns-spanned="3" table:number-rows-spanned="1"/>
          <table:covered-table-cell table:number-columns-repeated="2"/>
          <table:table-cell table:style-name="ce15" table:formula="of:=IF((([.B29]=&quot;Default&quot;)OR([.B29]=&quot;&quot;))AND(([.E29]=&quot;Default&quot;)OR([.E29]=&quot;&quot;)); &quot;X&quot;; &quot;&quot;)">
            <text:p/>
          </table:table-cell>
          <table:table-cell/>
          <table:table-cell office:value-type="string" calcext:value-type="string">
            <text:p>Squiggles-Green</text:p>
          </table:table-cell>
          <table:table-cell office:value-type="string" calcext:value-type="string">
            <text:p>???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++ User Defined Literals (Number)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30]=&quot;Default&quot;)OR([.B30]=&quot;&quot;))AND(([.E30]=&quot;Default&quot;)OR([.E30]=&quot;&quot;)); &quot;X&quot;; &quot;&quot;)">
            <text:p/>
          </table:table-cell>
          <table:table-cell/>
          <table:table-cell office:value-type="string" calcext:value-type="string">
            <text:p>(Transparent)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++ User Defined Literals (Raw)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31]=&quot;Default&quot;)OR([.B31]=&quot;&quot;))AND(([.E31]=&quot;Default&quot;)OR([.E31]=&quot;&quot;)); &quot;X&quot;; &quot;&quot;)">
            <text:p/>
          </table:table-cell>
          <table:table-cell/>
          <table:table-cell office:value-type="string" calcext:value-type="string">
            <text:p>(Transparent)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++ User Defined Literals (String)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32]=&quot;Default&quot;)OR([.B32]=&quot;&quot;))AND(([.E32]=&quot;Default&quot;)OR([.E32]=&quot;&quot;)); &quot;X&quot;; &quot;&quot;)">
            <text:p/>
          </table:table-cell>
          <table:table-cell/>
          <table:table-cell office:value-type="string" calcext:value-type="string">
            <text:p>(Transparent)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++ User Types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33]=&quot;Default&quot;)OR([.B33]=&quot;&quot;))AND(([.E33]=&quot;Default&quot;)OR([.E33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Type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++ User Types (Generic Types)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34]=&quot;Default&quot;)OR([.B34]=&quot;&quot;))AND(([.E34]=&quot;Default&quot;)OR([.E34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Type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++ User Types (References Types)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35]=&quot;Default&quot;)OR([.B35]=&quot;&quot;))AND(([.E35]=&quot;Default&quot;)OR([.E35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Type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++ User Types (Value Types)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36]=&quot;Default&quot;)OR([.B36]=&quot;&quot;))AND(([.E36]=&quot;Default&quot;)OR([.E36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Type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++ Variables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37]=&quot;Default&quot;)OR([.B37]=&quot;&quot;))AND(([.E37]=&quot;Default&quot;)OR([.E37]=&quot;&quot;)); &quot;X&quot;; &quot;&quot;)">
            <text:p/>
          </table:table-cell>
          <table:table-cell/>
          <table:table-cell office:value-type="string" calcext:value-type="string">
            <text:p>(Transparent)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omment</text:p>
          </table:table-cell>
          <table:table-cell table:number-columns-repeated="3" office:value-type="float" office:value="96" calcext:value-type="float">
            <text:p>96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38]=&quot;Default&quot;)OR([.B38]=&quot;&quot;))AND(([.E38]=&quot;Default&quot;)OR([.E38]=&quot;&quot;)); &quot;X&quot;; &quot;&quot;)">
            <text:p/>
          </table:table-cell>
          <table:table-cell/>
          <table:table-cell office:value-type="string" calcext:value-type="string">
            <text:p>Muted-Comment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SS Comment</text:p>
          </table:table-cell>
          <table:table-cell table:number-columns-repeated="3" office:value-type="float" office:value="96" calcext:value-type="float">
            <text:p>96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39]=&quot;Default&quot;)OR([.B39]=&quot;&quot;))AND(([.E39]=&quot;Default&quot;)OR([.E39]=&quot;&quot;)); &quot;X&quot;; &quot;&quot;)">
            <text:p/>
          </table:table-cell>
          <table:table-cell/>
          <table:table-cell office:value-type="string" calcext:value-type="string">
            <text:p>Muted-Comment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SS Keyword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40]=&quot;Default&quot;)OR([.B40]=&quot;&quot;))AND(([.E40]=&quot;Default&quot;)OR([.E40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Keyword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SS Property Name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41]=&quot;Default&quot;)OR([.B41]=&quot;&quot;))AND(([.E41]=&quot;Default&quot;)OR([.E41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Keyword-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SS Property Value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42]=&quot;Default&quot;)OR([.B42]=&quot;&quot;))AND(([.E42]=&quot;Default&quot;)OR([.E42]=&quot;&quot;)); &quot;X&quot;; &quot;&quot;)">
            <text:p/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SS Selector</text:p>
          </table:table-cell>
          <table:table-cell office:value-type="float" office:value="233" calcext:value-type="float">
            <text:p>233</text:p>
          </table:table-cell>
          <table:table-cell office:value-type="float" office:value="213" calcext:value-type="float">
            <text:p>21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43]=&quot;Default&quot;)OR([.B43]=&quot;&quot;))AND(([.E43]=&quot;Default&quot;)OR([.E43]=&quot;&quot;)); &quot;X&quot;; &quot;&quot;)">
            <text:p/>
          </table:table-cell>
          <table:table-cell/>
          <table:table-cell office:value-type="string" calcext:value-type="string">
            <text:p>Caution-3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SS String</text:p>
          </table:table-cell>
          <table:table-cell office:value-type="float" office:value="192" calcext:value-type="float">
            <text:p>192</text:p>
          </table:table-cell>
          <table:table-cell office:value-type="float" office:value="128" calcext:value-type="float">
            <text:p>128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44]=&quot;Default&quot;)OR([.B44]=&quot;&quot;))AND(([.E44]=&quot;Default&quot;)OR([.E44]=&quot;&quot;)); &quot;X&quot;; &quot;&quot;)">
            <text:p/>
          </table:table-cell>
          <table:table-cell/>
          <table:table-cell office:value-type="string" calcext:value-type="string">
            <text:p>String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Excluded Code</text:p>
          </table:table-cell>
          <table:table-cell table:number-columns-repeated="3" office:value-type="float" office:value="96" calcext:value-type="float">
            <text:p>96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45]=&quot;Default&quot;)OR([.B45]=&quot;&quot;))AND(([.E45]=&quot;Default&quot;)OR([.E45]=&quot;&quot;)); &quot;X&quot;; &quot;&quot;)">
            <text:p/>
          </table:table-cell>
          <table:table-cell/>
          <table:table-cell office:value-type="string" calcext:value-type="string">
            <text:p>Muted-Comment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F# Disposable Types</text:p>
          </table:table-cell>
          <table:table-cell office:value-type="float" office:value="78" calcext:value-type="float">
            <text:p>78</text:p>
          </table:table-cell>
          <table:table-cell office:value-type="float" office:value="201" calcext:value-type="float">
            <text:p>201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46]=&quot;Default&quot;)OR([.B46]=&quot;&quot;))AND(([.E46]=&quot;Default&quot;)OR([.E46]=&quot;&quot;)); &quot;X&quot;; &quot;&quot;)">
            <text:p/>
          </table:table-cell>
          <table:table-cell/>
          <table:table-cell office:value-type="string" calcext:value-type="string">
            <text:p>Type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F# Disposable Values (locals)</text:p>
          </table:table-cell>
          <table:table-cell office:value-type="float" office:value="255" calcext:value-type="float">
            <text:p>255</text:p>
          </table:table-cell>
          <table:table-cell office:value-type="float" office:value="240" calcext:value-type="float">
            <text:p>240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47]=&quot;Default&quot;)OR([.B47]=&quot;&quot;))AND(([.E47]=&quot;Default&quot;)OR([.E47]=&quot;&quot;)); &quot;X&quot;; &quot;&quot;)">
            <text:p/>
          </table:table-cell>
          <table:table-cell/>
          <table:table-cell office:value-type="string" calcext:value-type="string">
            <text:p>Caution-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F# Disposable Values (top-level)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48]=&quot;Default&quot;)OR([.B48]=&quot;&quot;))AND(([.E48]=&quot;Default&quot;)OR([.E48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F# Functions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49]=&quot;Default&quot;)OR([.B49]=&quot;&quot;))AND(([.E49]=&quot;Default&quot;)OR([.E49]=&quot;&quot;)); &quot;X&quot;; &quot;&quot;)">
            <text:p/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F# Mutable Variables / Reference Calls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50]=&quot;Default&quot;)OR([.B50]=&quot;&quot;))AND(([.E50]=&quot;Default&quot;)OR([.E50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Caution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F# Printf Format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51]=&quot;Default&quot;)OR([.B51]=&quot;&quot;))AND(([.E51]=&quot;Default&quot;)OR([.E51]=&quot;&quot;)); &quot;X&quot;; &quot;&quot;)">
            <text:p/>
          </table:table-cell>
          <table:table-cell/>
          <table:table-cell office:value-type="string" calcext:value-type="string">
            <text:p>String-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Find Match Highlight</text:p>
          </table:table-cell>
          <table:table-cell table:number-columns-spanned="3" table:number-rows-spanned="1"/>
          <table:covered-table-cell table:number-columns-repeated="2"/>
          <table:table-cell office:value-type="float" office:value="216" calcext:value-type="float">
            <text:p>216</text:p>
          </table:table-cell>
          <table:table-cell office:value-type="float" office:value="208" calcext:value-type="float">
            <text:p>208</text:p>
          </table:table-cell>
          <table:table-cell office:value-type="float" office:value="64" calcext:value-type="float">
            <text:p>64</text:p>
          </table:table-cell>
          <table:table-cell table:style-name="ce15" table:formula="of:=IF((([.B52]=&quot;Default&quot;)OR([.B52]=&quot;&quot;))AND(([.E52]=&quot;Default&quot;)OR([.E52]=&quot;&quot;)); &quot;X&quot;; &quot;&quot;)">
            <text:p/>
          </table:table-cell>
          <table:table-cell/>
          <table:table-cell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Find Scope Highlight</text:p>
          </table:table-cell>
          <table:table-cell table:number-columns-spanned="3" table:number-rows-spanned="1"/>
          <table:covered-table-cell table:number-columns-repeated="2"/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table:style-name="ce15" table:formula="of:=IF((([.B53]=&quot;Default&quot;)OR([.B53]=&quot;&quot;))AND(([.E53]=&quot;Default&quot;)OR([.E53]=&quot;&quot;)); &quot;X&quot;; &quot;&quot;)">
            <text:p/>
          </table:table-cell>
          <table:table-cell/>
          <table:table-cell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Highlighted Definition</text:p>
          </table:table-cell>
          <table:table-cell table:number-columns-repeated="6" office:value-type="float" office:value="80" calcext:value-type="float">
            <text:p>80</text:p>
          </table:table-cell>
          <table:table-cell table:style-name="ce15" table:formula="of:=IF((([.B54]=&quot;Default&quot;)OR([.B54]=&quot;&quot;))AND(([.E54]=&quot;Default&quot;)OR([.E54]=&quot;&quot;)); &quot;X&quot;; &quot;&quot;)">
            <text:p/>
          </table:table-cell>
          <table:table-cell/>
          <table:table-cell office:value-type="string" calcext:value-type="string">
            <text:p>Muted-Highlight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Highlighted Reference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table:number-columns-repeated="3" office:value-type="float" office:value="80" calcext:value-type="float">
            <text:p>80</text:p>
          </table:table-cell>
          <table:table-cell table:style-name="ce15" table:formula="of:=IF((([.B55]=&quot;Default&quot;)OR([.B55]=&quot;&quot;))AND(([.E55]=&quot;Default&quot;)OR([.E55]=&quot;&quot;)); &quot;X&quot;; &quot;&quot;)">
            <text:p/>
          </table:table-cell>
          <table:table-cell/>
          <table:table-cell office:value-type="string" calcext:value-type="string">
            <text:p>Muted-Highlight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Highlighted Written Reference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table:number-columns-repeated="3" office:value-type="float" office:value="80" calcext:value-type="float">
            <text:p>80</text:p>
          </table:table-cell>
          <table:table-cell table:style-name="ce15" table:formula="of:=IF((([.B56]=&quot;Default&quot;)OR([.B56]=&quot;&quot;))AND(([.E56]=&quot;Default&quot;)OR([.E56]=&quot;&quot;)); &quot;X&quot;; &quot;&quot;)">
            <text:p/>
          </table:table-cell>
          <table:table-cell/>
          <table:table-cell office:value-type="string" calcext:value-type="string">
            <text:p>Muted-Highlight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HTML Attribute Name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57]=&quot;Default&quot;)OR([.B57]=&quot;&quot;))AND(([.E57]=&quot;Default&quot;)OR([.E57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Keyword-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HTML Attribute Value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58]=&quot;Default&quot;)OR([.B58]=&quot;&quot;))AND(([.E58]=&quot;Default&quot;)OR([.E58]=&quot;&quot;)); &quot;X&quot;; &quot;&quot;)">
            <text:p/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HTML Client Template Separator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59]=&quot;Default&quot;)OR([.B59]=&quot;&quot;))AND(([.E59]=&quot;Default&quot;)OR([.E59]=&quot;&quot;)); &quot;X&quot;; &quot;&quot;)" office:value-type="string" office:string-value="X" calcext:value-type="string">
            <text:p>X</text:p>
          </table:table-cell>
          <table:table-cell office:value-type="string" calcext:value-type="string">
            <text:p>Uncheck</text:p>
          </table:table-cell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HTML Client Template Tag</text:p>
          </table:table-cell>
          <table:table-cell office:value-type="float" office:value="224" calcext:value-type="float">
            <text:p>224</text:p>
          </table:table-cell>
          <table:table-cell office:value-type="float" office:value="160" calcext:value-type="float">
            <text:p>160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60]=&quot;Default&quot;)OR([.B60]=&quot;&quot;))AND(([.E60]=&quot;Default&quot;)OR([.E60]=&quot;&quot;)); &quot;X&quot;; &quot;&quot;)">
            <text:p/>
          </table:table-cell>
          <table:table-cell office:value-type="string" calcext:value-type="string">
            <text:p>Uncheck</text:p>
          </table:table-cell>
          <table:table-cell office:value-type="string" calcext:value-type="string">
            <text:p>String-3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HTML Client Template Value</text:p>
          </table:table-cell>
          <table:table-cell office:value-type="float" office:value="192" calcext:value-type="float">
            <text:p>192</text:p>
          </table:table-cell>
          <table:table-cell office:value-type="float" office:value="128" calcext:value-type="float">
            <text:p>128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61]=&quot;Default&quot;)OR([.B61]=&quot;&quot;))AND(([.E61]=&quot;Default&quot;)OR([.E61]=&quot;&quot;)); &quot;X&quot;; &quot;&quot;)">
            <text:p/>
          </table:table-cell>
          <table:table-cell/>
          <table:table-cell office:value-type="string" calcext:value-type="string">
            <text:p>String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HTML Comment</text:p>
          </table:table-cell>
          <table:table-cell table:number-columns-repeated="3" office:value-type="float" office:value="96" calcext:value-type="float">
            <text:p>96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62]=&quot;Default&quot;)OR([.B62]=&quot;&quot;))AND(([.E62]=&quot;Default&quot;)OR([.E62]=&quot;&quot;)); &quot;X&quot;; &quot;&quot;)">
            <text:p/>
          </table:table-cell>
          <table:table-cell/>
          <table:table-cell office:value-type="string" calcext:value-type="string">
            <text:p>Muted-Comment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HTML Element Name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63]=&quot;Default&quot;)OR([.B63]=&quot;&quot;))AND(([.E63]=&quot;Default&quot;)OR([.E63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Keyword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HTML Entity</text:p>
          </table:table-cell>
          <table:table-cell office:value-type="float" office:value="78" calcext:value-type="float">
            <text:p>78</text:p>
          </table:table-cell>
          <table:table-cell office:value-type="float" office:value="201" calcext:value-type="float">
            <text:p>201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64]=&quot;Default&quot;)OR([.B64]=&quot;&quot;))AND(([.E64]=&quot;Default&quot;)OR([.E64]=&quot;&quot;)); &quot;X&quot;; &quot;&quot;)">
            <text:p/>
          </table:table-cell>
          <table:table-cell/>
          <table:table-cell office:value-type="string" calcext:value-type="string">
            <text:p>Type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HTML Operator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65]=&quot;Default&quot;)OR([.B65]=&quot;&quot;))AND(([.E65]=&quot;Default&quot;)OR([.E65]=&quot;&quot;)); &quot;X&quot;; &quot;&quot;)">
            <text:p/>
          </table:table-cell>
          <table:table-cell/>
          <table:table-cell office:value-type="string" calcext:value-type="string">
            <text:p>Muted-Delimiter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HTML Tag Delimiter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66]=&quot;Default&quot;)OR([.B66]=&quot;&quot;))AND(([.E66]=&quot;Default&quot;)OR([.E66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Muted-Delimiter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Identifier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67]=&quot;Default&quot;)OR([.B67]=&quot;&quot;))AND(([.E67]=&quot;Default&quot;)OR([.E67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Inline Rename Field Text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style-name="ce15" table:formula="of:=IF((([.B68]=&quot;Default&quot;)OR([.B68]=&quot;&quot;))AND(([.E68]=&quot;Default&quot;)OR([.E68]=&quot;&quot;)); &quot;X&quot;; &quot;&quot;)">
            <text:p/>
          </table:table-cell>
          <table:table-cell/>
          <table:table-cell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JSON Property Name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220" calcext:value-type="float">
            <text:p>220</text:p>
          </table:table-cell>
          <table:table-cell table:style-name="Default" office:value-type="float" office:value="254" calcext:value-type="float">
            <text:p>254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69]=&quot;Default&quot;)OR([.B69]=&quot;&quot;))AND(([.E69]=&quot;Default&quot;)OR([.E69]=&quot;&quot;)); &quot;X&quot;; &quot;&quot;)">
            <text:p/>
          </table:table-cell>
          <table:table-cell/>
          <table:table-cell office:value-type="string" calcext:value-type="string">
            <text:p>Keyword-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Keyword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70]=&quot;Default&quot;)OR([.B70]=&quot;&quot;))AND(([.E70]=&quot;Default&quot;)OR([.E70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Keyword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Keyword – Control</text:p>
          </table:table-cell>
          <table:table-cell office:value-type="float" office:value="86" calcext:value-type="float">
            <text:p>86</text:p>
          </table:table-cell>
          <table:table-cell office:value-type="float" office:value="156" calcext:value-type="float">
            <text:p>156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71]=&quot;Default&quot;)OR([.B71]=&quot;&quot;))AND(([.E71]=&quot;Default&quot;)OR([.E71]=&quot;&quot;)); &quot;X&quot;; &quot;&quot;)">
            <text:p/>
          </table:table-cell>
          <table:table-cell/>
          <table:table-cell office:value-type="string" calcext:value-type="string">
            <text:p>Keyword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Literal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72]=&quot;Default&quot;)OR([.B72]=&quot;&quot;))AND(([.E72]=&quot;Default&quot;)OR([.E72]=&quot;&quot;)); &quot;X&quot;; &quot;&quot;)">
            <text:p/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Number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73]=&quot;Default&quot;)OR([.B73]=&quot;&quot;))AND(([.E73]=&quot;Default&quot;)OR([.E73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Numeric-Literal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Operator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74]=&quot;Default&quot;)OR([.B74]=&quot;&quot;))AND(([.E74]=&quot;Default&quot;)OR([.E74]=&quot;&quot;)); &quot;X&quot;; &quot;&quot;)">
            <text:p/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Operator – Overloaded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75]=&quot;Default&quot;)OR([.B75]=&quot;&quot;))AND(([.E75]=&quot;Default&quot;)OR([.E75]=&quot;&quot;)); &quot;X&quot;; &quot;&quot;)">
            <text:p/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Preprocessor Keyword</text:p>
          </table:table-cell>
          <table:table-cell table:number-columns-repeated="3" table:style-name="Default" office:value-type="float" office:value="160" calcext:value-type="float">
            <text:p>160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76]=&quot;Default&quot;)OR([.B76]=&quot;&quot;))AND(([.E76]=&quot;Default&quot;)OR([.E76]=&quot;&quot;)); &quot;X&quot;; &quot;&quot;)">
            <text:p/>
          </table:table-cell>
          <table:table-cell/>
          <table:table-cell office:value-type="string" calcext:value-type="string">
            <text:p>Muted-Preprocessor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SCSS Mixin Declaration</text:p>
          </table:table-cell>
          <table:table-cell office:value-type="float" office:value="124" calcext:value-type="float">
            <text:p>124</text:p>
          </table:table-cell>
          <table:table-cell office:value-type="float" office:value="216" calcext:value-type="float">
            <text:p>216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77]=&quot;Default&quot;)OR([.B77]=&quot;&quot;))AND(([.E77]=&quot;Default&quot;)OR([.E77]=&quot;&quot;)); &quot;X&quot;; &quot;&quot;)">
            <text:p/>
          </table:table-cell>
          <table:table-cell/>
          <table:table-cell office:value-type="string" calcext:value-type="string">
            <text:p>Type-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SCSS Mixin Reference</text:p>
          </table:table-cell>
          <table:table-cell office:value-type="float" office:value="124" calcext:value-type="float">
            <text:p>124</text:p>
          </table:table-cell>
          <table:table-cell office:value-type="float" office:value="216" calcext:value-type="float">
            <text:p>216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78]=&quot;Default&quot;)OR([.B78]=&quot;&quot;))AND(([.E78]=&quot;Default&quot;)OR([.E78]=&quot;&quot;)); &quot;X&quot;; &quot;&quot;)">
            <text:p/>
          </table:table-cell>
          <table:table-cell/>
          <table:table-cell office:value-type="string" calcext:value-type="string">
            <text:p>Type-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SCSS Variable Declaration</text:p>
          </table:table-cell>
          <table:table-cell office:value-type="float" office:value="214" calcext:value-type="float">
            <text:p>214</text:p>
          </table:table-cell>
          <table:table-cell office:value-type="float" office:value="157" calcext:value-type="float">
            <text:p>15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79]=&quot;Default&quot;)OR([.B79]=&quot;&quot;))AND(([.E79]=&quot;Default&quot;)OR([.E79]=&quot;&quot;)); &quot;X&quot;; &quot;&quot;)">
            <text:p/>
          </table:table-cell>
          <table:table-cell/>
          <table:table-cell office:value-type="string" calcext:value-type="string">
            <text:p>Variable-Alt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SCSS Variable Reference</text:p>
          </table:table-cell>
          <table:table-cell office:value-type="float" office:value="214" calcext:value-type="float">
            <text:p>214</text:p>
          </table:table-cell>
          <table:table-cell office:value-type="float" office:value="157" calcext:value-type="float">
            <text:p>15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80]=&quot;Default&quot;)OR([.B80]=&quot;&quot;))AND(([.E80]=&quot;Default&quot;)OR([.E80]=&quot;&quot;)); &quot;X&quot;; &quot;&quot;)">
            <text:p/>
          </table:table-cell>
          <table:table-cell/>
          <table:table-cell office:value-type="string" calcext:value-type="string">
            <text:p>Variable-Alt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String</text:p>
          </table:table-cell>
          <table:table-cell office:value-type="float" office:value="192" calcext:value-type="float">
            <text:p>192</text:p>
          </table:table-cell>
          <table:table-cell office:value-type="float" office:value="128" calcext:value-type="float">
            <text:p>128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81]=&quot;Default&quot;)OR([.B81]=&quot;&quot;))AND(([.E81]=&quot;Default&quot;)OR([.E81]=&quot;&quot;)); &quot;X&quot;; &quot;&quot;)">
            <text:p/>
          </table:table-cell>
          <table:table-cell/>
          <table:table-cell office:value-type="string" calcext:value-type="string">
            <text:p>String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String – Escape Character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82]=&quot;Default&quot;)OR([.B82]=&quot;&quot;))AND(([.E82]=&quot;Default&quot;)OR([.E82]=&quot;&quot;)); &quot;X&quot;; &quot;&quot;)">
            <text:p/>
          </table:table-cell>
          <table:table-cell/>
          <table:table-cell office:value-type="string" calcext:value-type="string">
            <text:p>String-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String – Verbatim</text:p>
          </table:table-cell>
          <table:table-cell office:value-type="float" office:value="192" calcext:value-type="float">
            <text:p>192</text:p>
          </table:table-cell>
          <table:table-cell office:value-type="float" office:value="128" calcext:value-type="float">
            <text:p>128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83]=&quot;Default&quot;)OR([.B83]=&quot;&quot;))AND(([.E83]=&quot;Default&quot;)OR([.E83]=&quot;&quot;)); &quot;X&quot;; &quot;&quot;)">
            <text:p/>
          </table:table-cell>
          <table:table-cell/>
          <table:table-cell office:value-type="string" calcext:value-type="string">
            <text:p>String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Syntax Error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104" calcext:value-type="float">
            <text:p>104</text:p>
          </table:table-cell>
          <table:table-cell table:number-columns-spanned="3" table:number-rows-spanned="1"/>
          <table:covered-table-cell table:number-columns-repeated="2"/>
          <table:table-cell table:style-name="ce15"/>
          <table:table-cell/>
          <table:table-cell office:value-type="string" calcext:value-type="string">
            <text:p>Squiggles-Red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Track Changes after save</text:p>
          </table:table-cell>
          <table:table-cell table:number-columns-spanned="3" table:number-rows-spanned="1"/>
          <table:covered-table-cell table:number-columns-repeated="2"/>
          <table:table-cell table:number-columns-repeated="3" office:value-type="float" office:value="96" calcext:value-type="float">
            <text:p>96</text:p>
          </table:table-cell>
          <table:table-cell table:style-name="ce15" table:formula="of:=IF((([.B85]=&quot;Default&quot;)OR([.B85]=&quot;&quot;))AND(([.E85]=&quot;Default&quot;)OR([.E85]=&quot;&quot;)); &quot;X&quot;; &quot;&quot;)">
            <text:p/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???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Track Changes before save</text:p>
          </table:table-cell>
          <table:table-cell table:number-columns-spanned="3" table:number-rows-spanned="1"/>
          <table:covered-table-cell table:number-columns-repeated="2"/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table:style-name="ce15" table:formula="of:=IF((([.B86]=&quot;Default&quot;)OR([.B86]=&quot;&quot;))AND(([.E86]=&quot;Default&quot;)OR([.E86]=&quot;&quot;)); &quot;X&quot;; &quot;&quot;)">
            <text:p/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???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Track reverted changes</text:p>
          </table:table-cell>
          <table:table-cell table:number-columns-spanned="3" table:number-rows-spanned="1"/>
          <table:covered-table-cell table:number-columns-repeated="2"/>
          <table:table-cell office:value-type="float" office:value="85" calcext:value-type="float">
            <text:p>85</text:p>
          </table:table-cell>
          <table:table-cell office:value-type="float" office:value="180" calcext:value-type="float">
            <text:p>180</text:p>
          </table:table-cell>
          <table:table-cell office:value-type="float" office:value="255" calcext:value-type="float">
            <text:p>255</text:p>
          </table:table-cell>
          <table:table-cell table:style-name="ce15" table:formula="of:=IF((([.B87]=&quot;Default&quot;)OR([.B87]=&quot;&quot;))AND(([.E87]=&quot;Default&quot;)OR([.E87]=&quot;&quot;)); &quot;X&quot;; &quot;&quot;)">
            <text:p/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???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Type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88]=&quot;Default&quot;)OR([.B88]=&quot;&quot;))AND(([.E88]=&quot;Default&quot;)OR([.E88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Type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User Members – Constants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89]=&quot;Default&quot;)OR([.B89]=&quot;&quot;))AND(([.E89]=&quot;Default&quot;)OR([.E89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User Members – Enum Members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90]=&quot;Default&quot;)OR([.B90]=&quot;&quot;))AND(([.E90]=&quot;Default&quot;)OR([.E90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User Members – Events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91]=&quot;Default&quot;)OR([.B91]=&quot;&quot;))AND(([.E91]=&quot;Default&quot;)OR([.E91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User Members – Extension Method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92]=&quot;Default&quot;)OR([.B92]=&quot;&quot;))AND(([.E92]=&quot;Default&quot;)OR([.E92]=&quot;&quot;)); &quot;X&quot;; &quot;&quot;)">
            <text:p/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User Members – Fields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93]=&quot;Default&quot;)OR([.B93]=&quot;&quot;))AND(([.E93]=&quot;Default&quot;)OR([.E93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User Members – Labels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94]=&quot;Default&quot;)OR([.B94]=&quot;&quot;))AND(([.E94]=&quot;Default&quot;)OR([.E94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User Members – Locals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95]=&quot;Default&quot;)OR([.B95]=&quot;&quot;))AND(([.E95]=&quot;Default&quot;)OR([.E95]=&quot;&quot;)); &quot;X&quot;; &quot;&quot;)">
            <text:p/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User Members – Methods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96]=&quot;Default&quot;)OR([.B96]=&quot;&quot;))AND(([.E96]=&quot;Default&quot;)OR([.E96]=&quot;&quot;)); &quot;X&quot;; &quot;&quot;)">
            <text:p/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User Members – Namespaces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97]=&quot;Default&quot;)OR([.B97]=&quot;&quot;))AND(([.E97]=&quot;Default&quot;)OR([.E97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User Members – Parameters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98]=&quot;Default&quot;)OR([.B98]=&quot;&quot;))AND(([.E98]=&quot;Default&quot;)OR([.E98]=&quot;&quot;)); &quot;X&quot;; &quot;&quot;)">
            <text:p/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User Members – Properties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99]=&quot;Default&quot;)OR([.B99]=&quot;&quot;))AND(([.E99]=&quot;Default&quot;)OR([.E99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User Types – Classes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00]=&quot;Default&quot;)OR([.B100]=&quot;&quot;))AND(([.E100]=&quot;Default&quot;)OR([.E100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Type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User Types – Delegates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01]=&quot;Default&quot;)OR([.B101]=&quot;&quot;))AND(([.E101]=&quot;Default&quot;)OR([.E101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Type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User Types – Enums</text:p>
          </table:table-cell>
          <table:table-cell office:value-type="float" office:value="78" calcext:value-type="float">
            <text:p>78</text:p>
          </table:table-cell>
          <table:table-cell office:value-type="float" office:value="201" calcext:value-type="float">
            <text:p>201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02]=&quot;Default&quot;)OR([.B102]=&quot;&quot;))AND(([.E102]=&quot;Default&quot;)OR([.E102]=&quot;&quot;)); &quot;X&quot;; &quot;&quot;)">
            <text:p/>
          </table:table-cell>
          <table:table-cell/>
          <table:table-cell office:value-type="string" calcext:value-type="string">
            <text:p>Type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User Types – Interfaces</text:p>
          </table:table-cell>
          <table:table-cell office:value-type="float" office:value="78" calcext:value-type="float">
            <text:p>78</text:p>
          </table:table-cell>
          <table:table-cell office:value-type="float" office:value="201" calcext:value-type="float">
            <text:p>201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03]=&quot;Default&quot;)OR([.B103]=&quot;&quot;))AND(([.E103]=&quot;Default&quot;)OR([.E103]=&quot;&quot;)); &quot;X&quot;; &quot;&quot;)">
            <text:p/>
          </table:table-cell>
          <table:table-cell/>
          <table:table-cell office:value-type="string" calcext:value-type="string">
            <text:p>Type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User Types – Modules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04]=&quot;Default&quot;)OR([.B104]=&quot;&quot;))AND(([.E104]=&quot;Default&quot;)OR([.E104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Type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User Types – Record Structs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05]=&quot;Default&quot;)OR([.B105]=&quot;&quot;))AND(([.E105]=&quot;Default&quot;)OR([.E105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Type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User Types – Records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06]=&quot;Default&quot;)OR([.B106]=&quot;&quot;))AND(([.E106]=&quot;Default&quot;)OR([.E106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Type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User Types – Structures</text:p>
          </table:table-cell>
          <table:table-cell office:value-type="float" office:value="78" calcext:value-type="float">
            <text:p>78</text:p>
          </table:table-cell>
          <table:table-cell office:value-type="float" office:value="201" calcext:value-type="float">
            <text:p>201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07]=&quot;Default&quot;)OR([.B107]=&quot;&quot;))AND(([.E107]=&quot;Default&quot;)OR([.E107]=&quot;&quot;)); &quot;X&quot;; &quot;&quot;)">
            <text:p/>
          </table:table-cell>
          <table:table-cell/>
          <table:table-cell office:value-type="string" calcext:value-type="string">
            <text:p>Type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User Types – Type Parameters</text:p>
          </table:table-cell>
          <table:table-cell office:value-type="float" office:value="78" calcext:value-type="float">
            <text:p>78</text:p>
          </table:table-cell>
          <table:table-cell office:value-type="float" office:value="201" calcext:value-type="float">
            <text:p>201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08]=&quot;Default&quot;)OR([.B108]=&quot;&quot;))AND(([.E108]=&quot;Default&quot;)OR([.E108]=&quot;&quot;)); &quot;X&quot;; &quot;&quot;)">
            <text:p/>
          </table:table-cell>
          <table:table-cell/>
          <table:table-cell office:value-type="string" calcext:value-type="string">
            <text:p>Type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Warning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  <table:table-cell table:style-name="ce15" table:formula="of:=IF((([.B109]=&quot;Default&quot;)OR([.B109]=&quot;&quot;))AND(([.E109]=&quot;Default&quot;)OR([.E109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Squiggles-Green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XML Attribute</text:p>
          </table:table-cell>
          <table:table-cell office:value-type="float" office:value="156" calcext:value-type="float">
            <text:p>156</text:p>
          </table:table-cell>
          <table:table-cell office:value-type="float" office:value="220" calcext:value-type="float">
            <text:p>220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10]=&quot;Default&quot;)OR([.B110]=&quot;&quot;))AND(([.E110]=&quot;Default&quot;)OR([.E110]=&quot;&quot;)); &quot;X&quot;; &quot;&quot;)">
            <text:p/>
          </table:table-cell>
          <table:table-cell/>
          <table:table-cell office:value-type="string" calcext:value-type="string">
            <text:p>Keyword-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XML Attribute Quotes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11]=&quot;Default&quot;)OR([.B111]=&quot;&quot;))AND(([.E111]=&quot;Default&quot;)OR([.E111]=&quot;&quot;)); &quot;X&quot;; &quot;&quot;)">
            <text:p/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XML Attribute Value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12]=&quot;Default&quot;)OR([.B112]=&quot;&quot;))AND(([.E112]=&quot;Default&quot;)OR([.E112]=&quot;&quot;)); &quot;X&quot;; &quot;&quot;)">
            <text:p/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XML CData Section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13]=&quot;Default&quot;)OR([.B113]=&quot;&quot;))AND(([.E113]=&quot;Default&quot;)OR([.E113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Caution-3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XML Comment</text:p>
          </table:table-cell>
          <table:table-cell table:number-columns-repeated="3" office:value-type="float" office:value="96" calcext:value-type="float">
            <text:p>96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14]=&quot;Default&quot;)OR([.B114]=&quot;&quot;))AND(([.E114]=&quot;Default&quot;)OR([.E114]=&quot;&quot;)); &quot;X&quot;; &quot;&quot;)">
            <text:p/>
          </table:table-cell>
          <table:table-cell/>
          <table:table-cell office:value-type="string" calcext:value-type="string">
            <text:p>Muted-Comment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XML Delimiter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15]=&quot;Default&quot;)OR([.B115]=&quot;&quot;))AND(([.E115]=&quot;Default&quot;)OR([.E115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Muted-Delimiter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XML Doc Comment</text:p>
          </table:table-cell>
          <table:table-cell table:number-columns-repeated="3" office:value-type="float" office:value="96" calcext:value-type="float">
            <text:p>96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16]=&quot;Default&quot;)OR([.B116]=&quot;&quot;))AND(([.E116]=&quot;Default&quot;)OR([.E116]=&quot;&quot;)); &quot;X&quot;; &quot;&quot;)">
            <text:p/>
          </table:table-cell>
          <table:table-cell/>
          <table:table-cell office:value-type="string" calcext:value-type="string">
            <text:p>Muted-Comment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XML Doc Comments – Attribute Name</text:p>
          </table:table-cell>
          <table:table-cell table:number-columns-repeated="3" office:value-type="float" office:value="96" calcext:value-type="float">
            <text:p>96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17]=&quot;Default&quot;)OR([.B117]=&quot;&quot;))AND(([.E117]=&quot;Default&quot;)OR([.E117]=&quot;&quot;)); &quot;X&quot;; &quot;&quot;)">
            <text:p/>
          </table:table-cell>
          <table:table-cell/>
          <table:table-cell office:value-type="string" calcext:value-type="string">
            <text:p>Muted-Comment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XML Doc Comments – Attribute Quotes</text:p>
          </table:table-cell>
          <table:table-cell table:number-columns-repeated="3" office:value-type="float" office:value="96" calcext:value-type="float">
            <text:p>96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18]=&quot;Default&quot;)OR([.B118]=&quot;&quot;))AND(([.E118]=&quot;Default&quot;)OR([.E118]=&quot;&quot;)); &quot;X&quot;; &quot;&quot;)">
            <text:p/>
          </table:table-cell>
          <table:table-cell/>
          <table:table-cell office:value-type="string" calcext:value-type="string">
            <text:p>Muted-Comment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XML Doc Comments – Attribute Value</text:p>
          </table:table-cell>
          <table:table-cell table:number-columns-repeated="3" office:value-type="float" office:value="96" calcext:value-type="float">
            <text:p>96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19]=&quot;Default&quot;)OR([.B119]=&quot;&quot;))AND(([.E119]=&quot;Default&quot;)OR([.E119]=&quot;&quot;)); &quot;X&quot;; &quot;&quot;)">
            <text:p/>
          </table:table-cell>
          <table:table-cell/>
          <table:table-cell office:value-type="string" calcext:value-type="string">
            <text:p>Muted-Comment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XML Doc Comments – CData Section</text:p>
          </table:table-cell>
          <table:table-cell table:number-columns-repeated="3" office:value-type="float" office:value="96" calcext:value-type="float">
            <text:p>96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20]=&quot;Default&quot;)OR([.B120]=&quot;&quot;))AND(([.E120]=&quot;Default&quot;)OR([.E120]=&quot;&quot;)); &quot;X&quot;; &quot;&quot;)">
            <text:p/>
          </table:table-cell>
          <table:table-cell/>
          <table:table-cell office:value-type="string" calcext:value-type="string">
            <text:p>Muted-Comment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XML Doc Comments – Comment</text:p>
          </table:table-cell>
          <table:table-cell table:number-columns-repeated="3" office:value-type="float" office:value="96" calcext:value-type="float">
            <text:p>96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21]=&quot;Default&quot;)OR([.B121]=&quot;&quot;))AND(([.E121]=&quot;Default&quot;)OR([.E121]=&quot;&quot;)); &quot;X&quot;; &quot;&quot;)">
            <text:p/>
          </table:table-cell>
          <table:table-cell/>
          <table:table-cell office:value-type="string" calcext:value-type="string">
            <text:p>Muted-Comment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XML Doc Comments – Delimiter</text:p>
          </table:table-cell>
          <table:table-cell table:number-columns-repeated="3" office:value-type="float" office:value="96" calcext:value-type="float">
            <text:p>96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22]=&quot;Default&quot;)OR([.B122]=&quot;&quot;))AND(([.E122]=&quot;Default&quot;)OR([.E122]=&quot;&quot;)); &quot;X&quot;; &quot;&quot;)">
            <text:p/>
          </table:table-cell>
          <table:table-cell/>
          <table:table-cell office:value-type="string" calcext:value-type="string">
            <text:p>Muted-Comment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XML Doc Comments – Entity Reference</text:p>
          </table:table-cell>
          <table:table-cell table:number-columns-repeated="3" office:value-type="float" office:value="96" calcext:value-type="float">
            <text:p>96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23]=&quot;Default&quot;)OR([.B123]=&quot;&quot;))AND(([.E123]=&quot;Default&quot;)OR([.E123]=&quot;&quot;)); &quot;X&quot;; &quot;&quot;)">
            <text:p/>
          </table:table-cell>
          <table:table-cell/>
          <table:table-cell office:value-type="string" calcext:value-type="string">
            <text:p>Muted-Comment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XML Doc Comments – Name</text:p>
          </table:table-cell>
          <table:table-cell table:number-columns-repeated="3" office:value-type="float" office:value="96" calcext:value-type="float">
            <text:p>96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24]=&quot;Default&quot;)OR([.B124]=&quot;&quot;))AND(([.E124]=&quot;Default&quot;)OR([.E124]=&quot;&quot;)); &quot;X&quot;; &quot;&quot;)">
            <text:p/>
          </table:table-cell>
          <table:table-cell/>
          <table:table-cell office:value-type="string" calcext:value-type="string">
            <text:p>Muted-Comment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XML Doc Comments – Processing Instruction</text:p>
          </table:table-cell>
          <table:table-cell table:number-columns-repeated="3" office:value-type="float" office:value="96" calcext:value-type="float">
            <text:p>96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25]=&quot;Default&quot;)OR([.B125]=&quot;&quot;))AND(([.E125]=&quot;Default&quot;)OR([.E125]=&quot;&quot;)); &quot;X&quot;; &quot;&quot;)">
            <text:p/>
          </table:table-cell>
          <table:table-cell/>
          <table:table-cell office:value-type="string" calcext:value-type="string">
            <text:p>Muted-Comment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XML Doc Comments – Text</text:p>
          </table:table-cell>
          <table:table-cell table:number-columns-repeated="3" office:value-type="float" office:value="96" calcext:value-type="float">
            <text:p>96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26]=&quot;Default&quot;)OR([.B126]=&quot;&quot;))AND(([.E126]=&quot;Default&quot;)OR([.E126]=&quot;&quot;)); &quot;X&quot;; &quot;&quot;)">
            <text:p/>
          </table:table-cell>
          <table:table-cell/>
          <table:table-cell office:value-type="string" calcext:value-type="string">
            <text:p>Muted-Comment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XML Doc Tag</text:p>
          </table:table-cell>
          <table:table-cell table:number-columns-repeated="3" office:value-type="float" office:value="96" calcext:value-type="float">
            <text:p>96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27]=&quot;Default&quot;)OR([.B127]=&quot;&quot;))AND(([.E127]=&quot;Default&quot;)OR([.E127]=&quot;&quot;)); &quot;X&quot;; &quot;&quot;)">
            <text:p/>
          </table:table-cell>
          <table:table-cell/>
          <table:table-cell office:value-type="string" calcext:value-type="string">
            <text:p>Muted-Comment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XML Keyword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28]=&quot;Default&quot;)OR([.B128]=&quot;&quot;))AND(([.E128]=&quot;Default&quot;)OR([.E128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Keyword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XML Name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29]=&quot;Default&quot;)OR([.B129]=&quot;&quot;))AND(([.E129]=&quot;Default&quot;)OR([.E129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Keyword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XML Processing Instruction</text:p>
          </table:table-cell>
          <table:table-cell office:value-type="float" office:value="224" calcext:value-type="float">
            <text:p>224</text:p>
          </table:table-cell>
          <table:table-cell office:value-type="float" office:value="160" calcext:value-type="float">
            <text:p>160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30]=&quot;Default&quot;)OR([.B130]=&quot;&quot;))AND(([.E130]=&quot;Default&quot;)OR([.E130]=&quot;&quot;)); &quot;X&quot;; &quot;&quot;)">
            <text:p/>
          </table:table-cell>
          <table:table-cell/>
          <table:table-cell office:value-type="string" calcext:value-type="string">
            <text:p>String-3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XML Text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31]=&quot;Default&quot;)OR([.B131]=&quot;&quot;))AND(([.E131]=&quot;Default&quot;)OR([.E131]=&quot;&quot;)); &quot;X&quot;; &quot;&quot;)">
            <text:p/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XSLT Keyword</text:p>
          </table:table-cell>
          <table:table-cell office:value-type="float" office:value="224" calcext:value-type="float">
            <text:p>224</text:p>
          </table:table-cell>
          <table:table-cell office:value-type="float" office:value="160" calcext:value-type="float">
            <text:p>160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32]=&quot;Default&quot;)OR([.B132]=&quot;&quot;))AND(([.E132]=&quot;Default&quot;)OR([.E132]=&quot;&quot;)); &quot;X&quot;; &quot;&quot;)">
            <text:p/>
          </table:table-cell>
          <table:table-cell/>
          <table:table-cell office:value-type="string" calcext:value-type="string">
            <text:p>String-3</text:p>
          </table:table-cell>
          <table:table-cell table:number-columns-repeated="1004"/>
        </table:table-row>
        <table:table-row table:style-name="ro2" table:number-rows-repeated="1048443">
          <table:table-cell table:number-columns-repeated="1014"/>
        </table:table-row>
        <table:table-row table:style-name="ro2">
          <table:table-cell table:number-columns-repeated="1014"/>
        </table:table-row>
      </table:table>
      <table:named-expressions/>
      <table:database-ranges>
        <table:database-range table:name="__Anonymous_Sheet_DB__0" table:target-range-address="Categories.A1:Categories.A1048576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'Text Editor v2'.A1:'Text Editor v2'.J132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Mono" svg:font-family="'Cascadia Mono'"/>
    <style:font-face style:name="Consolas" svg:font-family="Consolas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font-size="10pt" fo:language="en" fo:country="US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 style:writing-mode="page"/>
      <style:paragraph-properties style:text-autospace="ideograph-alpha" style:punctuation-wrap="simple" style:line-break="strict" loext:tab-stop-distance="0p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5.67pt" draw:marker-start-center="false" draw:fill="solid" draw:fill-color="#ffffc0" draw:auto-grow-height="true" draw:auto-grow-width="false" fo:padding-top="2.83pt" fo:padding-bottom="2.83pt" fo:padding-left="2.83pt" fo:padding-right="2.83pt" draw:shadow="visible" draw:shadow-offset-x="2.83pt" draw:shadow-offset-y="2.83pt"/>
      <style:text-properties style:font-name="Consolas" fo:font-family="Consolas" style:font-style-name="Regular" style:font-family-generic="modern" style:font-pitch="fixed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style:font-name="Consolas" fo:font-family="Consolas" style:font-style-name="Regular" style:font-family-generic="modern" style:font-pitch="fixe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="63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1.5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1.5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8">00/00/0000</text:date>, <text:time style:data-style-name="N2" text:time-value="02:51:57.79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2-20T20:52:12.227000000</meta:creation-date>
    <dc:date>2024-09-08T02:52:16.222000000</dc:date>
    <meta:editing-duration>P3DT50M58S</meta:editing-duration>
    <meta:editing-cycles>592</meta:editing-cycles>
    <meta:generator>LibreOffice/24.2.4.2$Windows_X86_64 LibreOffice_project/51a6219feb6075d9a4c46691dcfe0cd9c4fff3c2</meta:generator>
    <meta:document-statistic meta:table-count="3" meta:cell-count="1161" meta:object-count="0"/>
  </office:meta>
</office:document-meta>
</file>